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SpanTerm.getPositionSp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SpanTerm.checkPosition(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ightedSpanTerm.WeightedSpanTerm( float weight ,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ightedSpanTerm.setPositionSensitive( boolean position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Span.PositionSpan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ightedSpanTerm.WeightedSpanTerm( float weight , String term , boolean position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ightedSpanTerm.addPositionSpans( List positionSp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SpanTerm.isPosition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